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Table5" style:family="table">
      <style:table-properties style:width="6.6847in" table:align="margins"/>
    </style:style>
    <style:style style:name="Table5.A" style:family="table-column">
      <style:table-column-properties style:column-width="3.3424in" style:rel-column-width="32767*"/>
    </style:style>
    <style:style style:name="Table5.B" style:family="table-column">
      <style:table-column-properties style:column-width="3.342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5ad68"/>
    </style:style>
    <style:style style:name="P3"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4"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89f" officeooo:paragraph-rsid="0019389f" style:font-name-asian="Calibri" style:font-size-asian="12pt" style:font-name-complex="Calibri"/>
    </style:style>
    <style:style style:name="P5"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314" officeooo:paragraph-rsid="0019389f" style:font-name-asian="Calibri" style:font-size-asian="12pt" style:font-name-complex="Calibri"/>
    </style:style>
    <style:style style:name="P6"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sans-serif" fo:font-size="12pt" officeooo:paragraph-rsid="000e7225" fo:background-color="transparent" style:font-size-asian="10pt"/>
    </style:style>
    <style:style style:name="P7"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Calibri1" fo:font-size="10pt" officeooo:rsid="00177b22" officeooo:paragraph-rsid="00177b22" fo:background-color="transparent" style:font-size-asian="10pt"/>
    </style:style>
    <style:style style:name="P8"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9"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10"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11"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12" style:family="paragraph" style:parent-style-name="Normal">
      <style:paragraph-properties fo:margin-left="0in" fo:margin-right="0in" fo:margin-top="0in" fo:margin-bottom="0.1591in" loext:contextual-spacing="false" fo:text-indent="0in"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13" style:family="paragraph" style:parent-style-name="Normal">
      <style:paragraph-properties fo:margin-left="0in" fo:margin-right="0in" fo:margin-top="0in" fo:margin-bottom="0.1661in" loext:contextual-spacing="false" fo:line-height="107%" fo:text-indent="0in" style:auto-text-indent="false">
        <style:tab-stops/>
      </style:paragraph-properties>
    </style:style>
    <style:style style:name="P14"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4c526"/>
    </style:style>
    <style:style style:name="P15"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5ad68"/>
    </style:style>
    <style:style style:name="P16"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17"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18"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0ffea6"/>
    </style:style>
    <style:style style:name="P19"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5ad68"/>
    </style:style>
    <style:style style:name="P20"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389f"/>
    </style:style>
    <style:style style:name="P21"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7ab5"/>
    </style:style>
    <style:style style:name="P22"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fo:color="#000000" style:font-name="Calibri" fo:font-size="12pt" fo:language="zxx" fo:country="none" fo:font-weight="normal" officeooo:paragraph-rsid="00197ab5" fo:background-color="#81d41a" style:font-name-asian="Calibri" style:font-size-asian="12pt" style:language-asian="zxx" style:country-asian="none" style:font-weight-asian="normal" style:font-name-complex="Calibri" style:language-complex="zxx" style:country-complex="none" style:font-weight-complex="normal"/>
    </style:style>
    <style:style style:name="P23"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24"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26"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27"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8"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9"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30"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31"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32"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33"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34"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35" style:family="paragraph" style:parent-style-name="Normal">
      <style:paragraph-properties fo:margin-left="-0.0035in" fo:margin-right="0in" fo:text-indent="0in"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36" style:family="paragraph" style:parent-style-name="Normal">
      <style:paragraph-properties fo:margin-left="-0.0035in" fo:margin-right="0in" fo:text-indent="0in" style:auto-text-indent="false">
        <style:tab-stops/>
      </style:paragraph-properties>
      <style:text-properties officeooo:paragraph-rsid="0007330b"/>
    </style:style>
    <style:style style:name="P37"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38"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9"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0"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41"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2" style:family="paragraph" style:parent-style-name="Normal">
      <style:paragraph-properties fo:margin-left="-0.0035in" fo:margin-right="0in" fo:margin-top="0in" fo:margin-bottom="0.1591in" loext:contextual-spacing="false" fo:line-height="107%" fo:text-indent="0in"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43"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44"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45"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46" style:family="paragraph" style:parent-style-name="Normal">
      <style:paragraph-properties fo:margin-left="-0.0035in" fo:margin-right="0in" fo:margin-top="0in" fo:margin-bottom="0.2319in" loext:contextual-spacing="false" fo:line-height="107%" fo:text-indent="0in" style:auto-text-indent="false">
        <style:tab-stops/>
      </style:paragraph-properties>
      <style:text-properties officeooo:paragraph-rsid="001930a0"/>
    </style:style>
    <style:style style:name="P47"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48"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49" style:family="paragraph" style:parent-style-name="Standard">
      <style:paragraph-properties fo:margin-left="0.0016in" fo:margin-right="0in" fo:margin-top="0in" fo:margin-bottom="0in" loext:contextual-spacing="false" fo:line-height="107%" fo:text-indent="0in" style:auto-text-indent="false">
        <style:tab-stops/>
      </style:paragraph-properties>
    </style:style>
    <style:style style:name="P50" style:family="paragraph" style:parent-style-name="Standard">
      <style:paragraph-properties fo:margin-left="0.0016in" fo:margin-right="0in" fo:margin-top="0in" fo:margin-bottom="0in" loext:contextual-spacing="false" fo:line-height="107%" fo:text-indent="0in" style:auto-text-indent="false">
        <style:tab-stops/>
      </style:paragraph-properties>
      <style:text-properties fo:color="#0000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P51"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52"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3"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4"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55"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56" style:family="paragraph" style:parent-style-name="Normal">
      <style:paragraph-properties fo:margin-top="0in" fo:margin-bottom="0.289in" loext:contextual-spacing="false" fo:line-height="107%">
        <style:tab-stops/>
      </style:paragraph-properties>
      <style:text-properties officeooo:paragraph-rsid="0015ad68"/>
    </style:style>
    <style:style style:name="P57" style:family="paragraph" style:parent-style-name="Table_20_Contents">
      <style:text-properties style:font-name="Calibri" fo:font-size="12pt" style:font-name-asian="Calibri" style:font-size-asian="12pt" style:font-name-complex="Calibri"/>
    </style:style>
    <style:style style:name="P58" style:family="paragraph" style:parent-style-name="Table_20_Contents">
      <style:text-properties style:font-name="Calibri" fo:font-size="12pt" officeooo:rsid="00193314" officeooo:paragraph-rsid="00193314" style:font-name-asian="Calibri" style:font-size-asian="12pt" style:font-name-complex="Calibri"/>
    </style:style>
    <style:style style:name="P59" style:family="paragraph" style:parent-style-name="Table_20_Contents">
      <style:text-properties style:font-name="Calibri" fo:font-size="12pt" fo:font-weight="bold" officeooo:rsid="00193314" officeooo:paragraph-rsid="00193314" style:font-name-asian="Calibri" style:font-size-asian="12pt" style:font-weight-asian="bold" style:font-name-complex="Calibri" style:font-weight-complex="bold"/>
    </style:style>
    <style:style style:name="P60" style:family="paragraph" style:parent-style-name="Heading_20_1">
      <style:text-properties fo:language="zxx" fo:country="none" style:language-asian="zxx" style:country-asian="none" style:language-complex="zxx" style:country-complex="none"/>
    </style:style>
    <style:style style:name="P61"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62"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63" style:family="paragraph" style:parent-style-name="Heading_20_2">
      <style:paragraph-properties fo:margin-left="-0.0035in" fo:margin-right="0in" fo:text-indent="0in" style:auto-text-indent="false">
        <style:tab-stops/>
      </style:paragraph-properties>
      <style:text-properties fo:language="zxx" fo:country="none" fo:font-weight="normal" officeooo:rsid="00193314" officeooo:paragraph-rsid="00193314" fo:background-color="#81d41a" style:language-asian="zxx" style:country-asian="none" style:font-weight-asian="normal" style:language-complex="zxx" style:country-complex="none" style:font-weight-complex="normal"/>
    </style:style>
    <style:style style:name="P64"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5"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6"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7"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text-properties officeooo:paragraph-rsid="000f56be"/>
    </style:style>
    <style:style style:name="P68"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69"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70"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71"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16930d"/>
    </style:style>
    <style:style style:name="P72"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73"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74"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75"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76"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77"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78"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79"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80"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81" style:family="paragraph" style:parent-style-name="Normal" style:list-style-name="L3">
      <style:paragraph-properties fo:margin-top="0in" fo:margin-bottom="0.1591in" loext:contextual-spacing="false" fo:line-height="107%">
        <style:tab-stops/>
      </style:paragraph-properties>
      <style:text-properties officeooo:paragraph-rsid="000f56be"/>
    </style:style>
    <style:style style:name="P82" style:family="paragraph" style:parent-style-name="Normal" style:list-style-name="L3">
      <style:paragraph-properties fo:margin-top="0in" fo:margin-bottom="0.1591in" loext:contextual-spacing="false" fo:line-height="107%">
        <style:tab-stops/>
      </style:paragraph-properties>
      <style:text-properties officeooo:paragraph-rsid="000f5c52"/>
    </style:style>
    <style:style style:name="P83" style:family="paragraph" style:parent-style-name="Normal" style:list-style-name="L5">
      <style:paragraph-properties fo:margin-top="0in" fo:margin-bottom="0.1591in" loext:contextual-spacing="false" fo:line-height="107%">
        <style:tab-stops/>
      </style:paragraph-properties>
      <style:text-properties officeooo:paragraph-rsid="0016930d"/>
    </style:style>
    <style:style style:name="P84" style:family="paragraph" style:parent-style-name="Normal" style:list-style-name="L3">
      <style:paragraph-properties fo:margin-top="0in" fo:margin-bottom="0.1591in" loext:contextual-spacing="false" fo:line-height="107%">
        <style:tab-stops/>
      </style:paragraph-properties>
      <style:text-properties fo:color="#0000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85" style:family="paragraph" style:parent-style-name="Normal" style:list-style-name="L4">
      <style:paragraph-properties fo:margin-top="0in" fo:margin-bottom="0.289in" loext:contextual-spacing="false" fo:line-height="107%">
        <style:tab-stops/>
      </style:paragraph-properties>
      <style:text-properties officeooo:paragraph-rsid="000ffea6"/>
    </style:style>
    <style:style style:name="P86" style:family="paragraph" style:parent-style-name="Normal" style:list-style-name="L4">
      <style:paragraph-properties fo:margin-top="0in" fo:margin-bottom="0.289in" loext:contextual-spacing="false" fo:line-height="107%">
        <style:tab-stops/>
      </style:paragraph-properties>
      <style:text-properties officeooo:paragraph-rsid="001346ed"/>
    </style:style>
    <style:style style:name="P87" style:family="paragraph" style:parent-style-name="Normal" style:list-style-name="L4">
      <style:paragraph-properties fo:margin-top="0in" fo:margin-bottom="0.289in" loext:contextual-spacing="false" fo:line-height="107%">
        <style:tab-stops/>
      </style:paragraph-properties>
      <style:text-properties officeooo:paragraph-rsid="0015ad68"/>
    </style:style>
    <style:style style:name="P88" style:family="paragraph" style:parent-style-name="Normal" style:list-style-name="L4">
      <style:paragraph-properties fo:margin-top="0in" fo:margin-bottom="0.289in" loext:contextual-spacing="false" fo:line-height="107%">
        <style:tab-stops/>
      </style:paragraph-properties>
      <style:text-properties fo:color="#0000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89" style:family="paragraph" style:parent-style-name="Normal" style:list-style-name="L5">
      <style:paragraph-properties fo:margin-left="-0.0035in" fo:margin-right="0in" fo:margin-top="0in" fo:margin-bottom="0.1591in" loext:contextual-spacing="false" fo:line-height="107%" fo:text-indent="0in" style:auto-text-indent="false">
        <style:tab-stops/>
      </style:paragraph-properties>
      <style:text-properties officeooo:paragraph-rsid="0016930d"/>
    </style:style>
    <style:style style:name="P90" style:family="paragraph" style:parent-style-name="Normal" style:list-style-name="L5">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91" style:family="paragraph" style:parent-style-name="Normal" style:list-style-name="L5">
      <style:paragraph-properties fo:margin-top="0in" fo:margin-bottom="0.1661in" loext:contextual-spacing="false" fo:line-height="107%">
        <style:tab-stops/>
      </style:paragraph-properties>
      <style:text-properties officeooo:paragraph-rsid="0016930d"/>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font-size="10pt" fo:language="zxx" fo:country="none" style:font-size-asian="10pt" style:language-asian="zxx" style:country-asian="none" style:language-complex="zxx" style:country-complex="none"/>
    </style:style>
    <style:style style:name="T8" style:family="text">
      <style:text-properties fo:font-size="10pt" fo:language="zxx" fo:country="none" officeooo:rsid="0019389f"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fo:language="zxx" fo:country="none" fo:font-weight="bold" officeooo:rsid="0019389f" style:font-size-asian="10pt" style:language-asian="zxx" style:country-asian="none" style:font-weight-asian="bold" style:language-complex="zxx" style:country-complex="none"/>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fo:font-style="italic" officeooo:rsid="001d2d9a" fo:background-color="#ffff00" loext:char-shading-value="0" style:language-asian="zxx" style:country-asian="none" style:font-style-asian="italic" style:language-complex="zxx" style:country-complex="none"/>
    </style:style>
    <style:style style:name="T17" style:family="text">
      <style:text-properties fo:language="zxx" fo:country="none" officeooo:rsid="00084d06" fo:background-color="#81d41a" loext:char-shading-value="0" style:language-asian="zxx" style:country-asian="none" style:language-complex="zxx" style:country-complex="none"/>
    </style:style>
    <style:style style:name="T18" style:family="text">
      <style:text-properties fo:language="zxx" fo:country="none" officeooo:rsid="0007330b" fo:background-color="#81d41a" loext:char-shading-value="0" style:language-asian="zxx" style:country-asian="none" style:language-complex="zxx" style:country-complex="none"/>
    </style:style>
    <style:style style:name="T19"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19389f" fo:background-color="#ffff00" loext:char-shading-value="0" style:language-asian="zxx" style:country-asian="none" style:font-weight-asian="normal" style:language-complex="zxx" style:country-complex="none" style:font-weight-complex="normal"/>
    </style:style>
    <style:style style:name="T21" style:family="text">
      <style:text-properties fo:language="zxx" fo:country="none" fo:font-weight="normal" officeooo:rsid="00197ab5" fo:background-color="#ffff00" loext:char-shading-value="0" style:language-asian="zxx" style:country-asian="none" style:font-weight-asian="normal" style:language-complex="zxx" style:country-complex="none" style:font-weight-complex="normal"/>
    </style:style>
    <style:style style:name="T22" style:family="text">
      <style:text-properties fo:language="zxx" fo:country="none" fo:font-weight="normal"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4"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1930a0"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30"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31"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2" style:family="text">
      <style:text-properties fo:language="zxx" fo:country="none" fo:font-weight="normal" officeooo:rsid="00197ab5" fo:background-color="#81d41a" loext:char-shading-value="0" style:language-asian="zxx" style:country-asian="none" style:font-weight-asian="normal" style:language-complex="zxx" style:country-complex="none" style:font-weight-complex="normal"/>
    </style:style>
    <style:style style:name="T33" style:family="text">
      <style:text-properties officeooo:rsid="000553ef"/>
    </style:style>
    <style:style style:name="T34" style:family="text">
      <style:text-properties officeooo:rsid="0007330b"/>
    </style:style>
    <style:style style:name="T35" style:family="text">
      <style:text-properties officeooo:rsid="00084d06"/>
    </style:style>
    <style:style style:name="T36"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37" style:family="text">
      <style:text-properties fo:color="#0000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38" style:family="text">
      <style:text-properties fo:color="#000000" style:font-name="Calibri" fo:font-size="12pt" fo:language="zxx" fo:country="none" fo:font-weight="normal" officeooo:rsid="001b6d68" style:font-name-asian="Calibri" style:font-size-asian="12pt" style:language-asian="zxx" style:country-asian="none" style:font-weight-asian="normal" style:font-name-complex="Calibri" style:language-complex="zxx" style:country-complex="none" style:font-weight-complex="normal"/>
    </style:style>
    <style:style style:name="T39" style:family="text">
      <style:text-properties fo:color="#0000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0" style:family="text">
      <style:text-properties fo:color="#0000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1" style:family="text">
      <style:text-properties fo:color="#0000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2" style:family="text">
      <style:text-properties fo:color="#000000" style:font-name="Calibri" fo:font-size="12pt" fo:language="zxx" fo:country="none" fo:font-weight="normal" officeooo:rsid="00197ab5"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3" style:family="text">
      <style:text-properties fo:color="#0000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4" style:family="text">
      <style:text-properties fo:color="#0000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5" style:family="text">
      <style:text-properties fo:color="#0000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6" style:family="text">
      <style:text-properties fo:color="#0000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7" style:family="text">
      <style:text-properties fo:color="#000000" style:font-name="Calibri" fo:font-size="12pt" fo:language="zxx" fo:country="none" fo:font-weight="normal" officeooo:rsid="00197ab5" fo:background-color="#ffff00"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8" style:family="text">
      <style:text-properties fo:color="#0000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49" style:family="text">
      <style:text-properties fo:color="#0000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50" style:family="text">
      <style:text-properties officeooo:rsid="000d515a"/>
    </style:style>
    <style:style style:name="T51" style:family="text">
      <style:text-properties fo:font-weight="normal" style:font-weight-asian="normal" style:font-weight-complex="normal"/>
    </style:style>
    <style:style style:name="T52" style:family="text">
      <style:text-properties fo:font-weight="normal" officeooo:rsid="000f56be" fo:background-color="#81d41a" loext:char-shading-value="0" style:font-weight-asian="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fo:font-weight="normal" officeooo:rsid="00177b22" fo:background-color="transparent" loext:char-shading-value="0" style:font-weight-asian="normal" style:font-weight-complex="normal"/>
    </style:style>
    <style:style style:name="T55" style:family="text">
      <style:text-properties officeooo:rsid="0011e4cd"/>
    </style:style>
    <style:style style:name="T56" style:family="text">
      <style:text-properties officeooo:rsid="001346ed"/>
    </style:style>
    <style:style style:name="T57" style:family="text">
      <style:text-properties officeooo:rsid="0015ad68"/>
    </style:style>
    <style:style style:name="T58" style:family="text">
      <style:text-properties officeooo:rsid="000f5c52" fo:background-color="transparent" loext:char-shading-value="0"/>
    </style:style>
    <style:style style:name="T59" style:family="text">
      <style:text-properties officeooo:rsid="00177b22" fo:background-color="transparent" loext:char-shading-value="0"/>
    </style:style>
    <style:style style:name="T60" style:family="text">
      <style:text-properties officeooo:rsid="00197ab5"/>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465in" fo:text-indent="-0.25in" fo:margin-left="0.2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2"><text:span text:style-name="Default_20_Paragraph_20_Font"><text:span text:style-name="T5"/></text:span></text:p>
      <text:p text:style-name="P1"><text:span text:style-name="Default_20_Paragraph_20_Font"><text:span text:style-name="T1">Databaser øving 5A</text:span></text:span></text:p>
      <text:p text:style-name="P30">Øving 5 består av denne 5A, samt 5B som vil fortsette med programmering og transaksjoner. Øvingen leveres til en av LA’ene i sin helhet.</text:p>
      <text:p text:style-name="P30">I denne øvingen, 5A, forventes det at man har gjenomført det som omhandler transaksjoner (resten er beskrevet som frivillig). Øvingslærerne kan sjekke/stille kontrollspørsmål om transaksjoner ved levering av øving 5.</text:p>
      <text:p text:style-name="P16"><text:span text:style-name="Default_20_Paragraph_20_Font"><text:span text:style-name="T14">Gjennomføring:</text:span></text:span></text:p>
      <text:p text:style-name="P30">Denne øvingen er i utgangspunktet tenkt utført i grupper av to personer, om man ikke har noen å jobbe sammen med kan man bruke to konsoll (mot databasen) på samme maskin.</text:p>
      <text:p text:style-name="P30">Velg en brukers MySQL-konto som dere kobler opp mot.</text:p>
      <text:p text:style-name="P52">Opprett innhold i database (evt. slett gammelt - delete from konto). &gt; Kjør konto.sql eller create table skript fra foiler. </text:p>
      <text:h text:style-name="P61" text:outline-level="1"><text:span text:style-name="Default_20_Paragraph_20_Font"><text:span text:style-name="T2">Frivillig - Manuell bruk av skrive- og leselåser</text:span></text:span></text:h>
      <text:p text:style-name="P30">For de som har lyst å prøve å sette lese- og skrivelåser manuelt. Her vil det settes låser på hele tabeller. Merk at man normalt heller (ihvertfall når man programmerer) vil bruke transaksjoner med ønsket isolering (se neste «kapittel»).</text:p>
      <text:p text:style-name="P47"><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17"><text:span text:style-name="Default_20_Paragraph_20_Font"><text:span text:style-name="T14">Hvis en klient blir hengede i denne oppgaven, trykk ctrl-c for å kunne skrive nye kommandoer. Merk også at manuell låsing (som på lenken over) låser hele tabellen!</text:span></text:span></text:p>
      <text:p text:style-name="P24">Start med at en person sørger for å sette leselås på konto-tabellen. </text:p>
      <text:p text:style-name="P25">LOCK TABLES konto READ;</text:p>
      <text:list xml:id="list1925256433" text:style-name="L1">
        <text:list-item>
          <text:p text:style-name="P73">Prøv å kjøre «SELECT <text:s/>* from konto;» i begge klientene. Hva skjer? </text:p>
          <text:list>
            <text:list-item>
              <text:list>
                <text:list-item>
                  <text:list>
                    <text:list-header>
                      <text:p text:style-name="P75">Får riktig svar i begge terminalene, leselås låser tabellen slik at man kan kun lese fra den, men man kan ikke skrive</text:p>
                    </text:list-header>
                  </text:list>
                </text:list-item>
              </text:list>
            </text:list-item>
          </text:list>
        </text:list-item>
        <text:list-item>
          <text:p text:style-name="P73">Er det mulig å sette leselås også i den siste klienten?</text:p>
          <text:p text:style-name="P75">Får ingen feilmelding, så jeg går ut ifra at transaksjonen går gjennom</text:p>
        </text:list-item>
        <text:list-item>
          <text:p text:style-name="P73">Fjern leselåsen i den ene klienten og kjør følgende i begge:</text:p>
        </text:list-item>
        <text:list-item>
          <text:p text:style-name="P74">«UPDATE konto SET saldo=0 WHERE kontonr=1;» ? ◦ Forklar resultatet.</text:p>
          <text:p text:style-name="P77"><text:soft-page-break/><text:span text:style-name="T11">Får: "</text:span>ERROR 1099 (HY000): Table 'konto' was locked with a READ lock and can't be updated" <text:span text:style-name="T11">i den kontoen som jeg ikke fjernet leselåsen i. Dette er fordi </text:span></text:p>
          <text:p text:style-name="P78">I tabellen som jeg fjernet leselåsen fra så henger den bare, det skjer ingenting. Det er fortsatt en lås fra den andre klienten som den venter på at skal bli åpnet. Med en gang jeg åpnet denne, så gikk transaksjonen gjennom</text:p>
          <text:p text:style-name="P78">Går ut ifra at jeg fikk feilmelding i den jeg hadde satt låsen i, siden den ser at egen lås er satt. Dersom den andre låsen er satt så må den gå i uendelig løkke i påvente av at låsen blir åpnet. <text:span text:style-name="T33">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23"><text:span text:style-name="Default_20_Paragraph_20_Font"><text:span text:style-name="T14">Fjern låsene!</text:span></text:span><text:span text:style-name="T12"> </text:span></text:p>
      <text:p text:style-name="P24">Start med at en person/klient sørger for å sett skrivelås på konto-tabellen. </text:p>
      <text:p text:style-name="P3">LOCK TABLES konto WRITE;</text:p>
      <text:list xml:id="list221661198042923" text:continue-numbering="true" text:style-name="L1">
        <text:list-item>
          <text:p text:style-name="P73">Prøv å kjøre «SELECT <text:s/>* from konto;» i begge klientene. Hva skjer?</text:p>
          <text:p text:style-name="P76">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73">Lås opp tabellen og sett skrivelås på nytt.</text:p>
        </text:list-item>
        <text:list-item>
          <text:p text:style-name="P73">Er det mulig å sette leselås i den siste klienten?</text:p>
        </text:list-item>
      </text:list>
      <text:p text:style-name="P53">◦ hvis ikke (dvs. at den henger) avbryt med ctrl-c for å kunne skrive nye kommandoer <text:s/></text:p>
      <text:p text:style-name="P54">Dette er ikke mulig, da kun én transaksjon kan ha skrivelås på tabellen samtidig, så den andre klienten bare henger.</text:p>
      <text:list xml:id="list221661523665848" text:continue-numbering="true" text:style-name="L1">
        <text:list-item>
          <text:p text:style-name="P73">Er det mulig å kjøre «UPDATE konto SET saldo=0 WHERE kontonr=1;» ? </text:p>
        </text:list-item>
      </text:list>
      <text:p text:style-name="P55">◦ Sjekk i begge klienter og forklar svaret.</text:p>
      <text:p text:style-name="P10">Transaksjonen går gjennom i klienten som jeg satte låsen i, men ikke i den andre. Dette er fordi den som satte låsen har eksklusiv tilgang til dataene. Den andre henger på samme måte som tidligere. </text:p>
      <text:h text:style-name="P60" text:outline-level="1">Transaksjoner</text:h>
      <text:p text:style-name="P26"><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38">Sjekk innhold på kontoer, start en transaksjon og oppdater en konto. Sjekk at commit og rollback gir ønskede resultater (her må du starte transaksjonen to ganger, en gang avslutt med commit og en gang med rollback).</text:p>
      <text:h text:style-name="P62" text:outline-level="2">Teori</text:h>
      <text:p text:style-name="P30">Hvilke typer låser har databasesystemene?</text:p>
      <text:p text:style-name="P11"><text:soft-page-break/><text:span text:style-name="T35">Delt lås (leselås)</text:span><text:span text:style-name="T34">, som lar alle transaksjoner lese dataene, men ikke lar noen endre på de. </text:span></text:p>
      <text:p text:style-name="P36"><text:span text:style-name="T17">Ekskusiv lås (skrivelås)</text:span><text:span text:style-name="T18">, </text:span><text:span text:style-name="T36">hvor andre transaksjoner ikke har tilgang på dataene i det hele tatt</text:span></text:p>
      <text:p text:style-name="P30">Hva er grunnen til at at man gjerne ønsker lavere isolasjonsnivå enn SERIALIZABLE?</text:p>
      <text:p text:style-name="P33">I praksis blir dette for strengt. <text:span text:style-name="T50">Man låser store deler av databsen i lengre tid enn nødvendig slik at det blir vanskeligere for tro tranaksjoner å foregår samtidig</text:span></text:p>
      <text:p text:style-name="P27">Hva skjer om to pågående transaksjoner med isolasjonsnivå serializable prøver select sum(saldo) from konto? </text:p>
      <text:p text:style-name="P28">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28">Gitt at det er effekten som er det de er serialisert etter, og det ikke er satt opp slik at kun én transaksjon kan kjøres om gangen</text:p>
      <text:p text:style-name="P30">Hva er to-fase-låsing?</text:p>
      <text:p text:style-name="P34">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 </text:p>
      <text:p text:style-name="P35">Vil dette si at alle låsene settes samtidig, eller settes de med en gang man når et nytt objekt i transaksjonen?</text:p>
      <text:p text:style-name="P30">Hvilke typer samtidighetsproblemer (de har egne navn) kan man få ved ulike isolasjonsnivåer? </text:p>
      <text:p text:style-name="P31">Dirty read (ikke-overgitte data)</text:p>
      <text:list xml:id="list994816679" text:style-name="L2">
        <text:list-item>
          <text:p text:style-name="P72">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68">Nonrepeatable read (ikke repeterende lesing)</text:p>
        </text:list-item>
        <text:list-item>
          <text:p text:style-name="P69">Ved read committed og read uncommitted så <text:s/>kan man få ikke-<text:tab/>repeterende lesing. Dersom transaksjon A leser data to ganger i løpet av <text:tab/>en transaksjon, så vil det skje ikke-repeterende lesing dersom B endrer <text:soft-page-break/><text:tab/>på dataene mellom disse to lesingene. Man løser dette ved å sette <text:tab/>leselås på datene, slik at B ikke kan sette skrivelås</text:p>
          <text:p text:style-name="P68">Phantoms (fantomlesing)</text:p>
        </text:list-item>
        <text:list-item>
          <text:p text:style-name="P70"><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9"><text:s/></text:p>
      <text:p text:style-name="P30">Hva er optimistisk låsing/utførelse? Hva kan grunnen til å bruke dette være?</text:p>
      <text:p text:style-name="P37">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32">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39">Hvorfor kan det være dumt med lange transaksjoner (som tar lang tid)? Vil det være lurt å ha en transaksjon hvor det kreves input fra bruker?</text:p>
      <text:p text:style-name="P40">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64" text:outline-level="2">Oppgaver om transaksjoner</text:h>
      <text:p text:style-name="P38">Når kommando for Klient 1 og Klient 2 er satt på samme linje så spiller det ingen rolle i hvilken rekkefølge de utføres. </text:p>
      <text:p text:style-name="P38"/>
      <text:p text:style-name="P38"><text:soft-page-break/></text:p>
      <text:h text:style-name="P65"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48"><text:span text:style-name="Default_20_Paragraph_20_Font"><text:span text:style-name="T14">Klient 2</text:span></text:span></text:p>
          </table:table-cell>
        </table:table-row>
        <table:table-row table:style-name="Table1.2">
          <table:table-cell table:style-name="Table1.A1" office:value-type="string">
            <text:p text:style-name="P51"><text:span text:style-name="Default_20_Paragraph_20_Font"><text:span text:style-name="T7">1</text:span></text:span></text:p>
          </table:table-cell>
          <table:table-cell table:style-name="Table1.A1" office:value-type="string">
            <text:p text:style-name="P6">Sett isolasjonsnivå til read uncommitted</text:p>
          </table:table-cell>
          <table:table-cell table:style-name="Table1.A1" office:value-type="string">
            <text:p text:style-name="P49"><text:span text:style-name="Default_20_Paragraph_20_Font"><text:span text:style-name="T48">Sett isolasjonsnivå til </text:span></text:span><text:span text:style-name="Default_20_Paragraph_20_Font"><text:span text:style-name="T49">serializable</text:span></text:span></text:p>
            <text:p text:style-name="P49"><text:span text:style-name="Default_20_Paragraph_20_Font"><text:span text:style-name="T7"/></text:span></text:p>
          </table:table-cell>
        </table:table-row>
        <table:table-row table:style-name="Table1.2">
          <table:table-cell table:style-name="Table1.A1" office:value-type="string">
            <text:p text:style-name="P51"><text:span text:style-name="Default_20_Paragraph_20_Font"><text:span text:style-name="T7">2</text:span></text:span></text:p>
          </table:table-cell>
          <table:table-cell table:style-name="Table1.A1" office:value-type="string">
            <text:p text:style-name="P7">Start transaksjon</text:p>
          </table:table-cell>
          <table:table-cell table:style-name="Table1.A1" office:value-type="string">
            <text:p text:style-name="P50"><text:span text:style-name="Default_20_Paragraph_20_Font"><text:span text:style-name="T51">Start transaksjon</text:span></text:span></text:p>
          </table:table-cell>
        </table:table-row>
        <table:table-row table:style-name="Table1.2">
          <table:table-cell table:style-name="Table1.A1" office:value-type="string">
            <text:p text:style-name="P51"><text:span text:style-name="Default_20_Paragraph_20_Font"><text:span text:style-name="T7">3</text:span></text:span></text:p>
          </table:table-cell>
          <table:table-cell table:style-name="Table1.A1" office:value-type="string">
            <text:p text:style-name="P8"/>
          </table:table-cell>
          <table:table-cell table:style-name="Table1.A1" office:value-type="string">
            <text:p text:style-name="P48"><text:span text:style-name="Default_20_Paragraph_20_Font"><text:span text:style-name="T7">select * from konto where kontonr=1;</text:span></text:span></text:p>
          </table:table-cell>
        </table:table-row>
        <table:table-row table:style-name="Table1.2">
          <table:table-cell table:style-name="Table1.A1" office:value-type="string">
            <text:p text:style-name="P51"><text:span text:style-name="Default_20_Paragraph_20_Font"><text:span text:style-name="T7">4</text:span></text:span></text:p>
          </table:table-cell>
          <table:table-cell table:style-name="Table1.A1" office:value-type="string">
            <text:p text:style-name="P1"><text:span text:style-name="Default_20_Paragraph_20_Font"><text:span text:style-name="T7">select * from konto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1"><text:span text:style-name="Default_20_Paragraph_20_Font"><text:span text:style-name="T7">5</text:span></text:span></text:p>
          </table:table-cell>
          <table:table-cell table:style-name="Table1.A1" office:value-type="string">
            <text:p text:style-name="P1"><text:span text:style-name="Default_20_Paragraph_20_Font"><text:span text:style-name="T7">update konto set saldo=1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1"><text:span text:style-name="Default_20_Paragraph_20_Font"><text:span text:style-name="T7">6</text:span></text:span></text:p>
          </table:table-cell>
          <table:table-cell table:style-name="Table1.A1" office:value-type="string">
            <text:p text:style-name="P8"/>
          </table:table-cell>
          <table:table-cell table:style-name="Table1.A1" office:value-type="string">
            <text:p text:style-name="P48"><text:span text:style-name="Default_20_Paragraph_20_Font"><text:span text:style-name="T7">commit;</text:span></text:span></text:p>
          </table:table-cell>
        </table:table-row>
        <table:table-row table:style-name="Table1.2">
          <table:table-cell table:style-name="Table1.A1" office:value-type="string">
            <text:p text:style-name="P51"><text:span text:style-name="Default_20_Paragraph_20_Font"><text:span text:style-name="T7">7</text:span></text:span></text:p>
          </table:table-cell>
          <table:table-cell table:style-name="Table1.A1" office:value-type="string">
            <text:p text:style-name="P1"><text:span text:style-name="Default_20_Paragraph_20_Font"><text:span text:style-name="T7">commit;</text:span></text:span></text:p>
          </table:table-cell>
          <table:table-cell table:style-name="Table1.A1" office:value-type="string">
            <text:p text:style-name="P8"/>
          </table:table-cell>
        </table:table-row>
      </table:table>
      <text:p text:style-name="P24">Hva skjer og hvorfor? </text:p>
      <text:p text:style-name="P41">Hva hadde skjedd om Klient 2 hadde brukt et annet isolasjonsnivå?</text:p>
      <text:p text:style-name="P12"/>
      <text:p text:style-name="P13"><text:span text:style-name="Default_20_Paragraph_20_Font"><text:span text:style-name="T14">Svar: </text:span></text:span></text:p>
      <text:p text:style-name="P42"><text:span text:style-name="Default_20_Paragraph_20_Font"><text:span text:style-name="T54">S</text:span></text:span><text:span text:style-name="Default_20_Paragraph_20_Font"><text:span text:style-name="T53">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42"><text:span text:style-name="Default_20_Paragraph_20_Font"><text:span text:style-name="T52">Klient 2 kunne ha brukt andre transaksjonsnivå:</text:span></text:span></text:p>
      <text:list xml:id="list1559439782" text:style-name="L3">
        <text:list-item>
          <text:p text:style-name="P79"><text:span text:style-name="Default_20_Paragraph_20_Font"><text:span text:style-name="T52">Read uncommited</text:span></text:span></text:p>
          <text:list>
            <text:list-item>
              <text:p text:style-name="P81"><text:span text:style-name="Default_20_Paragraph_20_Font"><text:span text:style-name="T43">Med read uncommited så h</text:span></text:span><text:span text:style-name="Default_20_Paragraph_20_Font"><text:span text:style-name="T44">adde klient 2 </text:span></text:span><text:span text:style-name="Default_20_Paragraph_20_Font"><text:span text:style-name="T43">fått </text:span></text:span><text:span text:style-name="Default_20_Paragraph_20_Font"><text:span text:style-name="T44">lese dataen fra update-setningen før den ble commitet, men i og med at klient 2 leser først så ville dette ikke ha noen effekt. Klient 1 </text:span></text:span><text:span text:style-name="Default_20_Paragraph_20_Font"><text:span text:style-name="T43">får </text:span></text:span><text:span text:style-name="Default_20_Paragraph_20_Font"><text:span text:style-name="T44">lov til å </text:span></text:span><text:span text:style-name="Default_20_Paragraph_20_Font"><text:span text:style-name="T45">oppdatere tuppelen underveis i transaksjonen til klient 2, </text:span></text:span><text:span text:style-name="Default_20_Paragraph_20_Font"><text:span text:style-name="T46">da klient 2 ikke </text:span></text:span><text:span text:style-name="Default_20_Paragraph_20_Font"><text:span text:style-name="T43">setter </text:span></text:span><text:span text:style-name="Default_20_Paragraph_20_Font"><text:span text:style-name="T46">noen leselås</text:span></text:span><text:span text:style-name="Default_20_Paragraph_20_Font"><text:span text:style-name="T45">.</text:span></text:span></text:p>
            </text:list-item>
          </text:list>
        </text:list-item>
        <text:list-item>
          <text:p text:style-name="P79"><text:span text:style-name="Default_20_Paragraph_20_Font"><text:span text:style-name="T52">Read commited</text:span></text:span></text:p>
          <text:list>
            <text:list-item>
              <text:p text:style-name="P84"><text:span text:style-name="Default_20_Paragraph_20_Font"><text:span text:style-name="T58">Read commited tillatter non-repeatable read og det kunne ha skjedd her dersom klient 2 hadde lest verdiene på nytt. </text:span></text:span><text:span text:style-name="Default_20_Paragraph_20_Font"><text:span text:style-name="T59">Leselåsen settes derimot ikke på en slik måte at den vil stoppe klient 1 fra å oppdatere dataene mens transaksjonen til klient 2 foregikk</text:span></text:span></text:p>
            </text:list-item>
          </text:list>
        </text:list-item>
        <text:list-item>
          <text:p text:style-name="P80"><text:span text:style-name="Default_20_Paragraph_20_Font"><text:span text:style-name="T52">Repeatable read</text:span></text:span></text:p>
          <text:list>
            <text:list-item>
              <text:p text:style-name="P82"><text:soft-page-break/><text:span text:style-name="Default_20_Paragraph_20_Font"><text:span text:style-name="T28">Men repeatable read så hadde ikke klient 1 fått lov til å oppdatere tuplene under transaksjonen til klient 2, da </text:span></text:span><text:span text:style-name="Default_20_Paragraph_20_Font"><text:span text:style-name="T41">leselåsene blir satt til å vare ut hele transaksjonen.</text:span></text:span><text:span text:style-name="Default_20_Paragraph_20_Font"><text:span text:style-name="T28"> Istedenfor så hadde den hengt seg og ventet på at klient 2 skulle bli ferdig på samme måte som når klient 2 hadde serializable</text:span></text:span></text:p>
            </text:list-item>
          </text:list>
        </text:list-item>
      </text:list>
      <text:h text:style-name="P62" text:outline-level="2">Oppgave 2</text:h>
      <text:p text:style-name="P23"><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48"><text:span text:style-name="Default_20_Paragraph_20_Font"><text:span text:style-name="T14">Klient 2</text:span></text:span></text:p>
          </table:table-cell>
        </table:table-row>
        <table:table-row table:style-name="Table2.2">
          <table:table-cell table:style-name="Table2.A1" office:value-type="string">
            <text:p text:style-name="P51"><text:span text:style-name="Default_20_Paragraph_20_Font"><text:span text:style-name="T7">1</text:span></text:span></text:p>
          </table:table-cell>
          <table:table-cell table:style-name="Table2.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2.A1" office:value-type="string">
            <text:p text:style-name="P48"><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2.2">
          <table:table-cell table:style-name="Table2.A1" office:value-type="string">
            <text:p text:style-name="P51"><text:span text:style-name="Default_20_Paragraph_20_Font"><text:span text:style-name="T7">2</text:span></text:span></text:p>
          </table:table-cell>
          <table:table-cell table:style-name="Table2.A1" office:value-type="string">
            <text:p text:style-name="P1"><text:span text:style-name="Default_20_Paragraph_20_Font"><text:span text:style-name="T7">Start transaksjon</text:span></text:span></text:p>
          </table:table-cell>
          <table:table-cell table:style-name="Table2.A1" office:value-type="string">
            <text:p text:style-name="P48"><text:span text:style-name="Default_20_Paragraph_20_Font"><text:span text:style-name="T7">Start transaksjon</text:span></text:span></text:p>
          </table:table-cell>
        </table:table-row>
        <table:table-row table:style-name="Table2.2">
          <table:table-cell table:style-name="Table2.A1" office:value-type="string">
            <text:p text:style-name="P51"><text:span text:style-name="Default_20_Paragraph_20_Font"><text:span text:style-name="T7">3</text:span></text:span></text:p>
          </table:table-cell>
          <table:table-cell table:style-name="Table2.A1" office:value-type="string">
            <text:p text:style-name="P1"><text:span text:style-name="Default_20_Paragraph_20_Font"><text:span text:style-name="T7">update konto set saldo=1 where kontonr=1;</text:span></text:span></text:p>
          </table:table-cell>
          <table:table-cell table:style-name="Table2.A1" office:value-type="string">
            <text:p text:style-name="P8"/>
          </table:table-cell>
        </table:table-row>
        <table:table-row table:style-name="Table2.2">
          <table:table-cell table:style-name="Table2.A1" office:value-type="string">
            <text:p text:style-name="P51"><text:span text:style-name="Default_20_Paragraph_20_Font"><text:span text:style-name="T7">4</text:span></text:span></text:p>
          </table:table-cell>
          <table:table-cell table:style-name="Table2.A1" office:value-type="string">
            <text:p text:style-name="P8"/>
          </table:table-cell>
          <table:table-cell table:style-name="Table2.A1" office:value-type="string">
            <text:p text:style-name="P48"><text:span text:style-name="Default_20_Paragraph_20_Font"><text:span text:style-name="T7">update konto set saldo=2 where kontonr=1;</text:span></text:span></text:p>
          </table:table-cell>
        </table:table-row>
        <table:table-row table:style-name="Table2.2">
          <table:table-cell table:style-name="Table2.A1" office:value-type="string">
            <text:p text:style-name="P51"><text:span text:style-name="Default_20_Paragraph_20_Font"><text:span text:style-name="T7">5</text:span></text:span></text:p>
          </table:table-cell>
          <table:table-cell table:style-name="Table2.A1" office:value-type="string">
            <text:p text:style-name="P1"><text:span text:style-name="Default_20_Paragraph_20_Font"><text:span text:style-name="T7">update konto set saldo=1 where kontonr=2;</text:span></text:span></text:p>
          </table:table-cell>
          <table:table-cell table:style-name="Table2.A1" office:value-type="string">
            <text:p text:style-name="P8"/>
          </table:table-cell>
        </table:table-row>
        <table:table-row table:style-name="Table2.2">
          <table:table-cell table:style-name="Table2.A1" office:value-type="string">
            <text:p text:style-name="P51"><text:span text:style-name="Default_20_Paragraph_20_Font"><text:span text:style-name="T7">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48"><text:span text:style-name="Default_20_Paragraph_20_Font"><text:span text:style-name="T7">update konto set saldo=2 where kontonr=2;</text:span></text:span></text:p>
          </table:table-cell>
        </table:table-row>
        <table:table-row table:style-name="Table2.2">
          <table:table-cell table:style-name="Table2.A1" office:value-type="string">
            <text:p text:style-name="P51"><text:span text:style-name="Default_20_Paragraph_20_Font"><text:span text:style-name="T7">7</text:span></text:span></text:p>
          </table:table-cell>
          <table:table-cell table:style-name="Table2.A1" office:value-type="string">
            <text:p text:style-name="P8"/>
          </table:table-cell>
          <table:table-cell table:style-name="Table2.A1" office:value-type="string">
            <text:p text:style-name="P48"><text:span text:style-name="Default_20_Paragraph_20_Font"><text:span text:style-name="T9">commit;</text:span></text:span></text:p>
          </table:table-cell>
        </table:table-row>
      </table:table>
      <text:p text:style-name="P41">Hva blir resultatet? Hvorfor må det være slik?</text:p>
      <text:p text:style-name="P17"><text:span text:style-name="Default_20_Paragraph_20_Font"><text:span text:style-name="T14">Svar: </text:span></text:span></text:p>
      <text:p text:style-name="P18"><text:span text:style-name="Default_20_Paragraph_20_Font"><text:span text:style-name="T28">På grunn av av begge klientene bruker read uncommitted så ville det ikke ha blitt satt noen </text:span></text:span><text:span text:style-name="Default_20_Paragraph_20_Font"><text:span text:style-name="T39">leselås, men skrivelås blir alltid satt. Derfor så hadde man fått a</text:span></text:span><text:span text:style-name="Default_20_Paragraph_20_Font"><text:span text:style-name="T40">t </text:span></text:span><text:span text:style-name="Default_20_Paragraph_20_Font"><text:span text:style-name="T39"><text:s/></text:span></text:span><text:span text:style-name="Default_20_Paragraph_20_Font"><text:span text:style-name="T40">klient 2 hadde hengt seg ved første update setning. Klient 1 hadde kjørt ferdig, og klient 2 hadde så oppdatert begge saldoene til 2 </text:span></text:span><text:span text:style-name="Default_20_Paragraph_20_Font"><text:span text:style-name="T42">til slutt. Endelig saldo på begge kontoene blir 2</text:span></text:span></text:p>
      <text:p text:style-name="P17"><text:span text:style-name="Default_20_Paragraph_20_Font"><text:span text:style-name="T14">b)</text:span></text:span></text:p>
      <text:p text:style-name="P24">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48"><text:span text:style-name="Default_20_Paragraph_20_Font"><text:span text:style-name="T14">Klient 2</text:span></text:span></text:p>
          </table:table-cell>
        </table:table-row>
        <table:table-row table:style-name="Table3.2">
          <table:table-cell table:style-name="Table3.A1" office:value-type="string">
            <text:p text:style-name="P51"><text:span text:style-name="Default_20_Paragraph_20_Font"><text:span text:style-name="T7">1</text:span></text:span></text:p>
          </table:table-cell>
          <table:table-cell table:style-name="Table3.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3.A1" office:value-type="string">
            <text:p text:style-name="P48"><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3.2">
          <table:table-cell table:style-name="Table3.A1" office:value-type="string">
            <text:p text:style-name="P51"><text:span text:style-name="Default_20_Paragraph_20_Font"><text:span text:style-name="T7">2</text:span></text:span></text:p>
          </table:table-cell>
          <table:table-cell table:style-name="Table3.A1" office:value-type="string">
            <text:p text:style-name="P1"><text:span text:style-name="Default_20_Paragraph_20_Font"><text:span text:style-name="T7">Start transaksjon</text:span></text:span></text:p>
          </table:table-cell>
          <table:table-cell table:style-name="Table3.A1" office:value-type="string">
            <text:p text:style-name="P48"><text:span text:style-name="Default_20_Paragraph_20_Font"><text:span text:style-name="T7">Start transaksjon</text:span></text:span></text:p>
          </table:table-cell>
        </table:table-row>
        <table:table-row table:style-name="Table3.2">
          <table:table-cell table:style-name="Table3.A1" office:value-type="string">
            <text:p text:style-name="P51"><text:span text:style-name="Default_20_Paragraph_20_Font"><text:span text:style-name="T7">3</text:span></text:span></text:p>
          </table:table-cell>
          <table:table-cell table:style-name="Table3.A1" office:value-type="string">
            <text:p text:style-name="P1"><text:span text:style-name="Default_20_Paragraph_20_Font"><text:span text:style-name="T7">update konto set saldo=1 where kontonr=1;</text:span></text:span></text:p>
          </table:table-cell>
          <table:table-cell table:style-name="Table3.A1" office:value-type="string">
            <text:p text:style-name="P8"/>
          </table:table-cell>
        </table:table-row>
        <table:table-row table:style-name="Table3.2">
          <table:table-cell table:style-name="Table3.A1" office:value-type="string">
            <text:p text:style-name="P51"><text:span text:style-name="Default_20_Paragraph_20_Font"><text:span text:style-name="T7">4</text:span></text:span></text:p>
          </table:table-cell>
          <table:table-cell table:style-name="Table3.A1" office:value-type="string">
            <text:p text:style-name="P8"/>
          </table:table-cell>
          <table:table-cell table:style-name="Table3.A1" office:value-type="string">
            <text:p text:style-name="P48"><text:span text:style-name="Default_20_Paragraph_20_Font"><text:span text:style-name="T7">update konto set saldo=2 where kontonr=2;</text:span></text:span></text:p>
          </table:table-cell>
        </table:table-row>
        <table:table-row table:style-name="Table3.2">
          <table:table-cell table:style-name="Table3.A1" office:value-type="string">
            <text:p text:style-name="P51"><text:span text:style-name="Default_20_Paragraph_20_Font"><text:span text:style-name="T7">5</text:span></text:span></text:p>
          </table:table-cell>
          <table:table-cell table:style-name="Table3.A1" office:value-type="string">
            <text:p text:style-name="P1"><text:span text:style-name="Default_20_Paragraph_20_Font"><text:span text:style-name="T7">update konto set saldo=1 where kontonr=2;</text:span></text:span></text:p>
          </table:table-cell>
          <table:table-cell table:style-name="Table3.A1" office:value-type="string">
            <text:p text:style-name="P8"/>
          </table:table-cell>
        </table:table-row>
        <table:table-row table:style-name="Table3.2">
          <table:table-cell table:style-name="Table3.A1" office:value-type="string">
            <text:p text:style-name="P51"><text:span text:style-name="Default_20_Paragraph_20_Font"><text:span text:style-name="T7">6</text:span></text:span></text:p>
          </table:table-cell>
          <table:table-cell table:style-name="Table3.A1" office:value-type="string">
            <text:p text:style-name="P8"/>
          </table:table-cell>
          <table:table-cell table:style-name="Table3.A1" office:value-type="string">
            <text:p text:style-name="P48"><text:span text:style-name="Default_20_Paragraph_20_Font"><text:span text:style-name="T7">update konto set saldo=2 where kontonr=1;</text:span></text:span></text:p>
          </table:table-cell>
        </table:table-row>
        <table:table-row table:style-name="Table3.2">
          <table:table-cell table:style-name="Table3.A1" office:value-type="string">
            <text:p text:style-name="P51"><text:span text:style-name="Default_20_Paragraph_20_Font"><text:span text:style-name="T7">7</text:span></text:span></text:p>
          </table:table-cell>
          <table:table-cell table:style-name="Table3.A1" office:value-type="string">
            <text:p text:style-name="P8"/>
          </table:table-cell>
          <table:table-cell table:style-name="Table3.A1" office:value-type="string">
            <text:p text:style-name="P8"/>
          </table:table-cell>
        </table:table-row>
      </table:table>
      <text:p text:style-name="P24">Hva blir resultatet? Forklar forskjellen fra oppgave a).</text:p>
      <text:p text:style-name="P41">Vil det ha noe å si om man endrer isolasjonsnivå på klientene?</text:p>
      <text:p text:style-name="P44"><text:soft-page-break/><text:span text:style-name="Default_20_Paragraph_20_Font"><text:span text:style-name="T14">Svar:</text:span></text:span></text:p>
      <text:p text:style-name="P44"><text:span text:style-name="Default_20_Paragraph_20_Font"><text:span text:style-name="T22">https://stackoverflow.com/a/37543949</text:span></text:span></text:p>
      <text:p text:style-name="P14"><text:span text:style-name="Default_20_Paragraph_20_Font"><text:span text:style-name="T19"/></text:span></text:p>
      <text:list xml:id="list997228905" text:style-name="L4">
        <text:list-item>
          <text:p text:style-name="P85"><text:span text:style-name="Default_20_Paragraph_20_Font"><text:span text:style-name="T29">Read uncommited</text:span></text:span></text:p>
          <text:list>
            <text:list-item>
              <text:p text:style-name="P88"><text:span text:style-name="Default_20_Paragraph_20_Font"><text:span text:style-name="T55">Med read uncommited så ville det fortsatt ha blitt satt skrivelåser </text:span></text:span><text:span text:style-name="Default_20_Paragraph_20_Font"><text:span text:style-name="T57">med en gang klientene hadde visst at en viss tuppel skulle brukes i databasen</text:span></text:span><text:span text:style-name="Default_20_Paragraph_20_Font"><text:span text:style-name="T55">. Man hadde derfor fått at </text:span></text:span><text:span text:style-name="Default_20_Paragraph_20_Font"><text:span text:style-name="T60">begge klientene</text:span></text:span><text:span text:style-name="Default_20_Paragraph_20_Font"><text:span text:style-name="T55"> hadde låst seg ved sin andre update setning. klientene hadde ventet på at den andre ble ferdig og begge hadde gått i vranglås.</text:span></text:span></text:p>
            </text:list-item>
          </text:list>
        </text:list-item>
        <text:list-item>
          <text:p text:style-name="P85"><text:span text:style-name="Default_20_Paragraph_20_Font"><text:span text:style-name="T29">read commited</text:span></text:span></text:p>
          <text:list>
            <text:list-item>
              <text:p text:style-name="P88"><text:span text:style-name="Default_20_Paragraph_20_Font"><text:span text:style-name="T55">Med read committed så hadde man fått samme resultat. </text:span></text:span><text:span text:style-name="Default_20_Paragraph_20_Font"><text:span text:style-name="T56">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85"><text:span text:style-name="Default_20_Paragraph_20_Font"><text:span text:style-name="T29">repeatable read</text:span></text:span></text:p>
          <text:list>
            <text:list-item>
              <text:p text:style-name="P86"><text:span text:style-name="Default_20_Paragraph_20_Font"><text:span text:style-name="T23"><text:s/>Begge klientene ville ha satt leselåser på begge tuplene fra da de </text:span></text:span><text:span text:style-name="Default_20_Paragraph_20_Font"><text:span text:style-name="T37">finner ut at de skal brukes i transaksjonen</text:span></text:span><text:span text:style-name="Default_20_Paragraph_20_Font"><text:span text:style-name="T23">. </text:span></text:span><text:span text:style-name="Default_20_Paragraph_20_Font"><text:span text:style-name="T37">Skrivelåsene hadde blitt satt samtidig </text:span></text:span><text:span text:style-name="Default_20_Paragraph_20_Font"><text:span text:style-name="T38">og det hadde blitt vranglås av samme grunn som over</text:span></text:span></text:p>
            </text:list-item>
          </text:list>
        </text:list-item>
        <text:list-item>
          <text:p text:style-name="P85"><text:span text:style-name="Default_20_Paragraph_20_Font"><text:span text:style-name="T29">serializable</text:span></text:span></text:p>
          <text:list>
            <text:list-item>
              <text:p text:style-name="P87"><text:span text:style-name="Default_20_Paragraph_20_Font"><text:span text:style-name="T24">Begge klientene hadde satt leselåser så fort som mulig og disse hadde vart ut hele transaksjonen. Gitt at hvilke leselåser som skal brukes ikke er klart fra starten av, så vil man få </text:span></text:span><text:span text:style-name="Default_20_Paragraph_20_Font"><text:span text:style-name="T38">vranglås av samme grunn som over</text:span></text:span></text:p>
            </text:list-item>
          </text:list>
        </text:list-item>
      </text:list>
      <text:p text:style-name="P56"><text:span text:style-name="Default_20_Paragraph_20_Font"><text:span text:style-name="T38"/></text:span></text:p>
      <text:p text:style-name="P56"><text:span text:style-name="Default_20_Paragraph_20_Font"><text:span text:style-name="T38"/></text:span></text:p>
      <text:p text:style-name="P15"><text:span text:style-name="Default_20_Paragraph_20_Font"><text:span text:style-name="T25"/></text:span></text:p>
      <text:h text:style-name="P66" text:outline-level="2"><text:soft-page-break/>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48"><text:span text:style-name="Default_20_Paragraph_20_Font"><text:span text:style-name="T14">Klient 2</text:span></text:span></text:p>
          </table:table-cell>
        </table:table-row>
        <table:table-row table:style-name="Table4.2">
          <table:table-cell table:style-name="Table4.A1" office:value-type="string">
            <text:p text:style-name="P51"><text:span text:style-name="Default_20_Paragraph_20_Font"><text:span text:style-name="T7">1</text:span></text:span></text:p>
          </table:table-cell>
          <table:table-cell table:style-name="Table4.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4.A1" office:value-type="string">
            <text:p text:style-name="P48"><text:span text:style-name="Default_20_Paragraph_20_Font"><text:span text:style-name="T7">Sett isolasjonsnivå til </text:span></text:span><text:span text:style-name="Default_20_Paragraph_20_Font"><text:span text:style-name="T9">serializable</text:span></text:span><text:span text:style-name="Default_20_Paragraph_20_Font"><text:span text:style-name="T7">.</text:span></text:span></text:p>
          </table:table-cell>
        </table:table-row>
        <table:table-row table:style-name="Table4.2">
          <table:table-cell table:style-name="Table4.A1" office:value-type="string">
            <text:p text:style-name="P51"><text:span text:style-name="Default_20_Paragraph_20_Font"><text:span text:style-name="T7">2</text:span></text:span></text:p>
          </table:table-cell>
          <table:table-cell table:style-name="Table4.A1" office:value-type="string">
            <text:p text:style-name="P1"><text:span text:style-name="Default_20_Paragraph_20_Font"><text:span text:style-name="T7">Start transaksjon.</text:span></text:span></text:p>
          </table:table-cell>
          <table:table-cell table:style-name="Table4.A1" office:value-type="string">
            <text:p text:style-name="P48"><text:span text:style-name="Default_20_Paragraph_20_Font"><text:span text:style-name="T7">Start transaksjon.</text:span></text:span></text:p>
          </table:table-cell>
        </table:table-row>
        <table:table-row table:style-name="Table4.2">
          <table:table-cell table:style-name="Table4.A1" office:value-type="string">
            <text:p text:style-name="P51"><text:span text:style-name="Default_20_Paragraph_20_Font"><text:span text:style-name="T7">3</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4</text:span></text:span></text:p>
          </table:table-cell>
          <table:table-cell table:style-name="Table4.A1" office:value-type="string">
            <text:p text:style-name="P1"><text:span text:style-name="Default_20_Paragraph_20_Font"><text:span text:style-name="T7"><text:s/></text:span></text:span></text:p>
          </table:table-cell>
          <table:table-cell table:style-name="Table4.A1" office:value-type="string">
            <text:p text:style-name="P48"><text:span text:style-name="Default_20_Paragraph_20_Font"><text:span text:style-name="T7">update konto set saldo=saldo + 10 where kontonr=1;</text:span></text:span></text:p>
          </table:table-cell>
        </table:table-row>
        <table:table-row table:style-name="Table4.2">
          <table:table-cell table:style-name="Table4.A1" office:value-type="string">
            <text:p text:style-name="P51"><text:span text:style-name="Default_20_Paragraph_20_Font"><text:span text:style-name="T7">5</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6</text:span></text:span></text:p>
          </table:table-cell>
          <table:table-cell table:style-name="Table4.A1" office:value-type="string">
            <text:p text:style-name="P8"/>
          </table:table-cell>
          <table:table-cell table:style-name="Table4.A1" office:value-type="string">
            <text:p text:style-name="P48"><text:span text:style-name="Default_20_Paragraph_20_Font"><text:span text:style-name="T7">commit;</text:span></text:span></text:p>
          </table:table-cell>
        </table:table-row>
        <table:table-row table:style-name="Table4.2">
          <table:table-cell table:style-name="Table4.A1" office:value-type="string">
            <text:p text:style-name="P51"><text:span text:style-name="Default_20_Paragraph_20_Font"><text:span text:style-name="T7">7</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8</text:span></text:span></text:p>
          </table:table-cell>
          <table:table-cell table:style-name="Table4.A1" office:value-type="string">
            <text:p text:style-name="P1"><text:span text:style-name="Default_20_Paragraph_20_Font"><text:span text:style-name="T7">commit;</text:span></text:span></text:p>
          </table:table-cell>
          <table:table-cell table:style-name="Table4.A1" office:value-type="string">
            <text:p text:style-name="P8"/>
          </table:table-cell>
        </table:table-row>
      </table:table>
      <text:p text:style-name="P41">Hva skjer? </text:p>
      <text:p text:style-name="P17"><text:span text:style-name="Default_20_Paragraph_20_Font"><text:span text:style-name="T14">Svar: </text:span></text:span></text:p>
      <text:p text:style-name="P20"><text:span text:style-name="Default_20_Paragraph_20_Font"><text:span text:style-name="T20">Vil ikke skrivelåsen fra klient 2 her hindre at klient 1 leser på nytt? </text:span></text:span><text:span text:style-name="Default_20_Paragraph_20_Font"><text:span text:style-name="T21">Har prøvd å kjøre dette og får samme resultat som jeg forklarer under. Men jeg trodde skrivelåsen satt helt til </text:span></text:span><text:span text:style-name="Default_20_Paragraph_20_Font"><text:span text:style-name="T47">transaksjonen</text:span></text:span><text:span text:style-name="Default_20_Paragraph_20_Font"><text:span text:style-name="T21"> ble commitet.</text:span></text:span></text:p>
      <text:p text:style-name="P19"><text:span text:style-name="Default_20_Paragraph_20_Font"><text:span text:style-name="T30">Her så får man en dirty read :). Read uncommitted setter ikke leselåser i det hele tatt </text:span></text:span><text:span text:style-name="Default_20_Paragraph_20_Font"><text:span text:style-name="T31">og klient 2 får da til oppdatere saldoen, gitt at klient 2 ikke var først ute med å sette skrivelåser på kontonr 1. </text:span></text:span></text:p>
      <text:p text:style-name="P22"><text:span text:style-name="Default_20_Paragraph_20_Font"><text:span text:style-name="T60">Hvis summen er 600 originalt så blir utskriften</text:span></text:span></text:p>
      <text:p text:style-name="P21"><text:span text:style-name="Default_20_Paragraph_20_Font"><text:span text:style-name="T32">600</text:span></text:span></text:p>
      <text:p text:style-name="P21"><text:span text:style-name="Default_20_Paragraph_20_Font"><text:span text:style-name="T32">610</text:span></text:span></text:p>
      <text:p text:style-name="P21"><text:span text:style-name="Default_20_Paragraph_20_Font"><text:span text:style-name="T32">610</text:span></text:span></text:p>
      <text:p text:style-name="P43">Hva vil skje om Klient 1 bruker read committed, repeatable read eller serializable?</text:p>
      <text:p text:style-name="P44"><text:span text:style-name="Default_20_Paragraph_20_Font"><text:span text:style-name="T14">Svar: </text:span></text:span></text:p>
      <text:list xml:id="list3837111424" text:style-name="L5">
        <text:list-item>
          <text:p text:style-name="P89"><text:span text:style-name="Default_20_Paragraph_20_Font"><text:span text:style-name="T31">read commited</text:span></text:span></text:p>
          <text:list>
            <text:list-item>
              <text:p text:style-name="P83"><text:span text:style-name="Default_20_Paragraph_20_Font"><text:span text:style-name="T26">Klient 1 hadde ikke lest den oppdaterte saldoen før klient 2 hadde commita endringene.</text:span></text:span></text:p>
              <text:list>
                <text:list-item>
                  <text:list>
                    <text:list-item>
                      <text:list>
                        <text:list-item>
                          <text:list>
                            <text:list-header>
                              <text:p text:style-name="P71"><text:span text:style-name="Default_20_Paragraph_20_Font"><text:span text:style-name="T26"/></text:span></text:p>
                              <text:p text:style-name="P71"><text:span text:style-name="Default_20_Paragraph_20_Font"><text:span text:style-name="T26">Utskriften hadde blitt</text:span></text:span></text:p>
                            </text:list-header>
                          </text:list>
                        </text:list-item>
                      </text:list>
                    </text:list-item>
                  </text:list>
                </text:list-item>
              </text:list>
            </text:list-item>
          </text:list>
          <text:p text:style-name="P71"><text:soft-page-break/><text:span text:style-name="Default_20_Paragraph_20_Font"><text:span text:style-name="T26">saldo</text:span></text:span></text:p>
          <text:p text:style-name="P71"><text:span text:style-name="Default_20_Paragraph_20_Font"><text:span text:style-name="T26">saldo</text:span></text:span></text:p>
          <text:p text:style-name="P71"><text:span text:style-name="Default_20_Paragraph_20_Font"><text:span text:style-name="T26">saldo + 10</text:span></text:span></text:p>
          <text:p text:style-name="P90"><text:span text:style-name="Default_20_Paragraph_20_Font"><text:span text:style-name="T26">(for kontoen med kontonr = 1)</text:span></text:span></text:p>
        </text:list-item>
        <text:list-item>
          <text:p text:style-name="P71"><text:span text:style-name="Default_20_Paragraph_20_Font"><text:span text:style-name="T31">Repeatable read</text:span></text:span><text:span text:style-name="Default_20_Paragraph_20_Font"><text:span text:style-name="T26"> </text:span></text:span></text:p>
          <text:list>
            <text:list-item>
              <text:p text:style-name="P83"><text:span text:style-name="Default_20_Paragraph_20_Font"><text:span text:style-name="T26">Klient 1 hadde satt leselås på alle tuplene i konto, da den leser fra alle sammen. Klient 2 hadde derfor måttet vente med å oppdatere noen av tuplene før klient 1 er ferdig og har åpnet låsene igjen</text:span></text:span></text:p>
            </text:list-item>
          </text:list>
          <text:p text:style-name="P71"><text:span text:style-name="Default_20_Paragraph_20_Font"><text:span text:style-name="T26">utskriften hadde blitt </text:span></text:span></text:p>
          <text:p text:style-name="P71"><text:span text:style-name="Default_20_Paragraph_20_Font"><text:span text:style-name="T26">saldo</text:span></text:span></text:p>
          <text:p text:style-name="P71"><text:span text:style-name="Default_20_Paragraph_20_Font"><text:span text:style-name="T26">saldo</text:span></text:span></text:p>
          <text:p text:style-name="P71"><text:span text:style-name="Default_20_Paragraph_20_Font"><text:span text:style-name="T26">saldo</text:span></text:span></text:p>
          <text:p text:style-name="P90"><text:span text:style-name="Default_20_Paragraph_20_Font"><text:span text:style-name="T26">(for kontoen med kontonr = 1)</text:span></text:span></text:p>
        </text:list-item>
        <text:list-item>
          <text:p text:style-name="P91"><text:span text:style-name="Default_20_Paragraph_20_Font"><text:span text:style-name="T31">Serializable</text:span></text:span></text:p>
          <text:list>
            <text:list-item>
              <text:p text:style-name="P91"><text:span text:style-name="Default_20_Paragraph_20_Font"><text:span text:style-name="T26">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62" text:outline-level="2">Oppgave 4</text:h>
      <text:p text:style-name="P30">Lag en kjøring med to klienter som tester phantom reads. Her kan det være lurt å tenke igjennom isolasjonsnivå. Om resultatet ikke er som forventet så kan det være lurt å sjekke dokumentasjonen.</text:p>
      <text:p text:style-name="P45"><text:span text:style-name="Default_20_Paragraph_20_Font"><text:span text:style-name="T14">Svar: </text:span></text:span></text:p>
      <table:table table:name="Table5" table:style-name="Table5">
        <table:table-column table:style-name="Table5.A"/>
        <table:table-column table:style-name="Table5.B"/>
        <table:table-row>
          <table:table-cell table:style-name="Table5.A1" office:value-type="string">
            <text:p text:style-name="P59">Klient 1</text:p>
          </table:table-cell>
          <table:table-cell table:style-name="Table5.B1" office:value-type="string">
            <text:p text:style-name="P59">Klient 2</text:p>
          </table:table-cell>
        </table:table-row>
        <table:table-row>
          <table:table-cell table:style-name="Table5.A2" office:value-type="string">
            <text:p text:style-name="P4"><text:span text:style-name="Default_20_Paragraph_20_Font"><text:span text:style-name="T7">Sett isolasjonsnivå til r</text:span></text:span><text:span text:style-name="Default_20_Paragraph_20_Font"><text:span text:style-name="T9">epeatable read</text:span></text:span><text:span text:style-name="Default_20_Paragraph_20_Font"><text:span text:style-name="T7">.</text:span></text:span></text:p>
          </table:table-cell>
          <table:table-cell table:style-name="Table5.B2" office:value-type="string">
            <text:p text:style-name="P5"><text:span text:style-name="Default_20_Paragraph_20_Font"><text:span text:style-name="T7">Sett isolasjonsnivå til </text:span></text:span><text:span text:style-name="Default_20_Paragraph_20_Font"><text:span text:style-name="T8">r</text:span></text:span><text:span text:style-name="Default_20_Paragraph_20_Font"><text:span text:style-name="T10">epeatable read</text:span></text:span><text:span text:style-name="Default_20_Paragraph_20_Font"><text:span text:style-name="T7">.</text:span></text:span></text:p>
          </table:table-cell>
        </table:table-row>
        <table:table-row>
          <table:table-cell table:style-name="Table5.A2" office:value-type="string">
            <text:p text:style-name="P58">START TRANSACTION;</text:p>
          </table:table-cell>
          <table:table-cell table:style-name="Table5.B2" office:value-type="string">
            <text:p text:style-name="P58">START TRANSACTION;</text:p>
          </table:table-cell>
        </table:table-row>
        <table:table-row>
          <table:table-cell table:style-name="Table5.A2" office:value-type="string">
            <text:p text:style-name="P58">SELECT * FROM konto where SALDO = 100;</text:p>
          </table:table-cell>
          <table:table-cell table:style-name="Table5.B2" office:value-type="string">
            <text:p text:style-name="P57"/>
          </table:table-cell>
        </table:table-row>
        <table:table-row>
          <table:table-cell table:style-name="Table5.A2" office:value-type="string">
            <text:p text:style-name="P57"/>
          </table:table-cell>
          <table:table-cell table:style-name="Table5.B2" office:value-type="string">
            <text:p text:style-name="P58">INSERT INTO konto(kontonr, saldo) VALUES(7,100);</text:p>
          </table:table-cell>
        </table:table-row>
        <table:table-row>
          <table:table-cell table:style-name="Table5.A2" office:value-type="string">
            <text:p text:style-name="P57"/>
          </table:table-cell>
          <table:table-cell table:style-name="Table5.B2" office:value-type="string">
            <text:p text:style-name="P58">Commit;</text:p>
          </table:table-cell>
        </table:table-row>
        <text:soft-page-break/>
        <table:table-row>
          <table:table-cell table:style-name="Table5.A2" office:value-type="string">
            <text:p text:style-name="P58">SELECT * FROM konto where SALDO = 100;</text:p>
          </table:table-cell>
          <table:table-cell table:style-name="Table5.B2" office:value-type="string">
            <text:p text:style-name="P58"/>
          </table:table-cell>
        </table:table-row>
        <table:table-row>
          <table:table-cell table:style-name="Table5.A2" office:value-type="string">
            <text:p text:style-name="P58">Commit;</text:p>
          </table:table-cell>
          <table:table-cell table:style-name="Table5.B2" office:value-type="string">
            <text:p text:style-name="P58"/>
          </table:table-cell>
        </table:table-row>
      </table:table>
      <text:p text:style-name="P46"><text:span text:style-name="Default_20_Paragraph_20_Font"><text:span text:style-name="T27"/></text:span></text:p>
      <text:h text:style-name="P63" text:outline-level="2">Får fantomlesing ved read committed, men ikke med repeatable read? Får lov til å skrive til tabellen, men select-setningen gir samme svar hver gang.</text:h>
      <text:h text:style-name="P62" text:outline-level="2">Frivillig - Optimistisk låsing</text:h>
      <text:p text:style-name="P30">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30">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30">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29"><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29"><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11T22:16:58.338296584</dc:date>
    <meta:editing-cycles>11</meta:editing-cycles>
    <meta:editing-duration>PT1H8M38S</meta:editing-duration>
    <meta:document-statistic meta:table-count="5" meta:image-count="0" meta:object-count="0" meta:page-count="10" meta:paragraph-count="224" meta:word-count="3021" meta:character-count="17141" meta:non-whitespace-character-count="14349"/>
    <meta:template xlink:type="simple" xlink:actuate="onRequest" xlink:title="" xlink:href="../../../../../../tmp/mozilla_ingebrigt0/øving5A.odt/Normal"/>
  </office:meta>
</office:document-meta>
</file>